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Bold" style:font-pitch="variable"/>
    <style:font-face style:name="Ubuntu2" svg:font-family="Ubuntu" style:font-adornments="Bold 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20.798cm" table:align="margins"/>
    </style:style>
    <style:style style:name="Table2.A" style:family="table-column">
      <style:table-column-properties style:column-width="2.955cm" style:rel-column-width="9308*"/>
    </style:style>
    <style:style style:name="Table2.B" style:family="table-column">
      <style:table-column-properties style:column-width="10.079cm" style:rel-column-width="31757*"/>
    </style:style>
    <style:style style:name="Table2.C" style:family="table-column">
      <style:table-column-properties style:column-width="7.766cm" style:rel-column-width="244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2535a"/>
    </style:style>
    <style:style style:name="P2" style:family="paragraph" style:parent-style-name="Table_20_Contents">
      <style:text-properties officeooo:rsid="00105ec2" officeooo:paragraph-rsid="0012535a"/>
    </style:style>
    <style:style style:name="P3" style:family="paragraph" style:parent-style-name="Table_20_Contents">
      <style:text-properties fo:font-size="9pt" officeooo:rsid="0010ccd5" officeooo:paragraph-rsid="0012535a" style:font-size-asian="9pt" style:font-size-complex="9pt"/>
    </style:style>
    <style:style style:name="P4" style:family="paragraph" style:parent-style-name="Table_20_Contents">
      <style:text-properties fo:font-size="9pt" officeooo:rsid="0010ccd5" officeooo:paragraph-rsid="0018df3a" style:font-size-asian="9pt" style:font-size-complex="9pt"/>
    </style:style>
    <style:style style:name="P5" style:family="paragraph" style:parent-style-name="Table_20_Contents">
      <style:text-properties fo:font-size="9pt" officeooo:rsid="0010ccd5" officeooo:paragraph-rsid="001d24f2" style:font-size-asian="9pt" style:font-size-complex="9pt"/>
    </style:style>
    <style:style style:name="P6" style:family="paragraph" style:parent-style-name="Table_20_Contents">
      <style:text-properties officeooo:paragraph-rsid="0012535a"/>
    </style:style>
    <style:style style:name="P7" style:family="paragraph" style:parent-style-name="Text_20_body" style:list-style-name="L1">
      <style:text-properties officeooo:rsid="00171198" officeooo:paragraph-rsid="00171198"/>
    </style:style>
    <style:style style:name="P8" style:family="paragraph" style:parent-style-name="Text_20_body" style:list-style-name="L3">
      <style:text-properties officeooo:rsid="00171198" officeooo:paragraph-rsid="00171198"/>
    </style:style>
    <style:style style:name="P9" style:family="paragraph" style:parent-style-name="Text_20_body" style:list-style-name="L2">
      <style:text-properties officeooo:rsid="001660c6" officeooo:paragraph-rsid="001660c6"/>
    </style:style>
    <style:style style:name="P10" style:family="paragraph" style:parent-style-name="Text_20_body" style:list-style-name="L2">
      <style:text-properties officeooo:rsid="0028fcf5" officeooo:paragraph-rsid="002a2a0f"/>
    </style:style>
    <style:style style:name="P11" style:family="paragraph" style:parent-style-name="Text_20_body" style:list-style-name="L1">
      <style:text-properties officeooo:rsid="002e8494" officeooo:paragraph-rsid="002e8494"/>
    </style:style>
    <style:style style:name="P12" style:family="paragraph" style:parent-style-name="Heading_20_3">
      <style:text-properties officeooo:rsid="00171198" officeooo:paragraph-rsid="00171198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Table_20_Contents" style:list-style-name="L4">
      <style:text-properties fo:font-size="9pt" officeooo:rsid="00171198" officeooo:paragraph-rsid="00171198" style:font-size-asian="9pt" style:font-size-complex="9pt"/>
    </style:style>
    <style:style style:name="P16" style:family="paragraph" style:parent-style-name="Table_20_Contents" style:list-style-name="L4">
      <style:text-properties fo:font-size="9pt" officeooo:rsid="00171198" officeooo:paragraph-rsid="0018df3a" style:font-size-asian="9pt" style:font-size-complex="9pt"/>
    </style:style>
    <style:style style:name="P17" style:family="paragraph" style:parent-style-name="Table_20_Contents" style:list-style-name="L4">
      <style:text-properties fo:font-size="9pt" officeooo:rsid="00171198" officeooo:paragraph-rsid="001b7434" style:font-size-asian="9pt" style:font-size-complex="9pt"/>
    </style:style>
    <style:style style:name="P18" style:family="paragraph" style:parent-style-name="Table_20_Contents">
      <style:text-properties fo:font-size="9pt" officeooo:rsid="00171198" officeooo:paragraph-rsid="00171198" style:font-size-asian="9pt" style:font-size-complex="9pt"/>
    </style:style>
    <style:style style:name="P19" style:family="paragraph" style:parent-style-name="Table_20_Contents">
      <style:text-properties fo:font-size="9pt" officeooo:rsid="00171198" officeooo:paragraph-rsid="0018df3a" style:font-size-asian="9pt" style:font-size-complex="9pt"/>
    </style:style>
    <style:style style:name="P20" style:family="paragraph" style:parent-style-name="Table_20_Contents">
      <style:text-properties fo:font-size="9pt" officeooo:rsid="00171198" officeooo:paragraph-rsid="001b7434" style:font-size-asian="9pt" style:font-size-complex="9pt"/>
    </style:style>
    <style:style style:name="P21" style:family="paragraph" style:parent-style-name="Table_20_Contents" style:list-style-name="L4">
      <style:text-properties fo:font-size="9pt" officeooo:rsid="0018df3a" officeooo:paragraph-rsid="0018df3a" style:font-size-asian="9pt" style:font-size-complex="9pt"/>
    </style:style>
    <style:style style:name="P22" style:family="paragraph" style:parent-style-name="Table_20_Contents" style:list-style-name="L4">
      <style:text-properties fo:font-size="9pt" officeooo:rsid="001ad2a3" officeooo:paragraph-rsid="001ad2a3" style:font-size-asian="9pt" style:font-size-complex="9pt"/>
    </style:style>
    <style:style style:name="P23" style:family="paragraph" style:parent-style-name="Table_20_Contents" style:list-style-name="L4">
      <style:text-properties fo:font-size="9pt" officeooo:rsid="001c2bc3" officeooo:paragraph-rsid="001c2bc3" style:font-size-asian="9pt" style:font-size-complex="9pt"/>
    </style:style>
    <style:style style:name="P24" style:family="paragraph" style:parent-style-name="Table_20_Contents" style:list-style-name="L4">
      <style:text-properties fo:font-size="9pt" officeooo:paragraph-rsid="0012535a" style:font-size-asian="9pt" style:font-size-complex="9pt"/>
    </style:style>
    <style:style style:name="P25" style:family="paragraph" style:parent-style-name="Table_20_Contents" style:list-style-name="L4">
      <style:text-properties fo:font-size="9pt" officeooo:paragraph-rsid="001cdb67" style:font-size-asian="9pt" style:font-size-complex="9pt"/>
    </style:style>
    <style:style style:name="P26" style:family="paragraph" style:parent-style-name="Table_20_Contents" style:list-style-name="L4">
      <style:text-properties fo:font-size="9pt" officeooo:paragraph-rsid="001d24f2" style:font-size-asian="9pt" style:font-size-complex="9pt"/>
    </style:style>
    <style:style style:name="P27" style:family="paragraph" style:parent-style-name="Table_20_Contents">
      <style:text-properties fo:font-size="9pt" officeooo:rsid="0010ccd5" officeooo:paragraph-rsid="001f2283" style:font-size-asian="9pt" style:font-size-complex="9pt"/>
    </style:style>
    <style:style style:name="P28" style:family="paragraph" style:parent-style-name="Table_20_Contents">
      <style:text-properties fo:font-size="9pt" officeooo:rsid="0010ccd5" officeooo:paragraph-rsid="0012535a" style:font-size-asian="9pt" style:font-size-complex="9pt"/>
    </style:style>
    <style:style style:name="P29" style:family="paragraph" style:parent-style-name="Table_20_Contents">
      <style:text-properties fo:font-size="9pt" officeooo:rsid="0010ccd5" officeooo:paragraph-rsid="0028fcf5" style:font-size-asian="9pt" style:font-size-complex="9pt"/>
    </style:style>
    <style:style style:name="P30" style:family="paragraph" style:parent-style-name="Table_20_Contents">
      <style:text-properties fo:font-size="9pt" officeooo:rsid="0010ccd5" officeooo:paragraph-rsid="003734c8" style:font-size-asian="9pt" style:font-size-complex="9pt"/>
    </style:style>
    <style:style style:name="P31" style:family="paragraph" style:parent-style-name="Table_20_Contents" style:list-style-name="L5">
      <style:text-properties fo:font-size="9pt" officeooo:rsid="0020c962" officeooo:paragraph-rsid="0020c962" style:font-size-asian="9pt" style:font-size-complex="9pt"/>
    </style:style>
    <style:style style:name="P32" style:family="paragraph" style:parent-style-name="Table_20_Contents" style:list-style-name="L5">
      <style:text-properties fo:font-size="9pt" officeooo:rsid="0020c962" officeooo:paragraph-rsid="0022b857" style:font-size-asian="9pt" style:font-size-complex="9pt"/>
    </style:style>
    <style:style style:name="P33" style:family="paragraph" style:parent-style-name="Table_20_Contents" style:list-style-name="L5">
      <style:text-properties fo:font-size="9pt" officeooo:rsid="0020c962" officeooo:paragraph-rsid="003734c8" style:font-size-asian="9pt" style:font-size-complex="9pt"/>
    </style:style>
    <style:style style:name="P34" style:family="paragraph" style:parent-style-name="Table_20_Contents" style:list-style-name="L5">
      <style:text-properties fo:font-size="9pt" officeooo:rsid="0020c962" officeooo:paragraph-rsid="003aecea" style:font-size-asian="9pt" style:font-size-complex="9pt"/>
    </style:style>
    <style:style style:name="P35" style:family="paragraph" style:parent-style-name="Table_20_Contents" style:list-style-name="L5">
      <style:text-properties fo:font-size="9pt" officeooo:rsid="0020c962" officeooo:paragraph-rsid="003cd3c4" style:font-size-asian="9pt" style:font-size-complex="9pt"/>
    </style:style>
    <style:style style:name="P36" style:family="paragraph" style:parent-style-name="Table_20_Contents" style:list-style-name="L5">
      <style:text-properties fo:font-size="9pt" officeooo:rsid="0020c962" officeooo:paragraph-rsid="003d577f" style:font-size-asian="9pt" style:font-size-complex="9pt"/>
    </style:style>
    <style:style style:name="P37" style:family="paragraph" style:parent-style-name="Table_20_Contents">
      <style:text-properties fo:font-size="9pt" officeooo:rsid="0020c962" officeooo:paragraph-rsid="0022b857" style:font-size-asian="9pt" style:font-size-complex="9pt"/>
    </style:style>
    <style:style style:name="P38" style:family="paragraph" style:parent-style-name="Table_20_Contents">
      <style:text-properties fo:font-size="9pt" officeooo:rsid="0020c962" officeooo:paragraph-rsid="0028fcf5" style:font-size-asian="9pt" style:font-size-complex="9pt"/>
    </style:style>
    <style:style style:name="P39" style:family="paragraph" style:parent-style-name="Table_20_Contents">
      <style:text-properties fo:font-size="9pt" officeooo:rsid="0020c962" officeooo:paragraph-rsid="002e8494" style:font-size-asian="9pt" style:font-size-complex="9pt"/>
    </style:style>
    <style:style style:name="P40" style:family="paragraph" style:parent-style-name="Table_20_Contents">
      <style:text-properties fo:font-size="9pt" officeooo:rsid="0020c962" officeooo:paragraph-rsid="0020c962" style:font-size-asian="9pt" style:font-size-complex="9pt"/>
    </style:style>
    <style:style style:name="P41" style:family="paragraph" style:parent-style-name="Table_20_Contents">
      <style:text-properties fo:font-size="9pt" officeooo:rsid="0020c962" officeooo:paragraph-rsid="003734c8" style:font-size-asian="9pt" style:font-size-complex="9pt"/>
    </style:style>
    <style:style style:name="P42" style:family="paragraph" style:parent-style-name="Table_20_Contents">
      <style:text-properties fo:font-size="9pt" officeooo:rsid="0020c962" officeooo:paragraph-rsid="003aecea" style:font-size-asian="9pt" style:font-size-complex="9pt"/>
    </style:style>
    <style:style style:name="P43" style:family="paragraph" style:parent-style-name="Table_20_Contents">
      <style:text-properties fo:font-size="9pt" officeooo:rsid="0020c962" officeooo:paragraph-rsid="003cd3c4" style:font-size-asian="9pt" style:font-size-complex="9pt"/>
    </style:style>
    <style:style style:name="P44" style:family="paragraph" style:parent-style-name="Table_20_Contents">
      <style:text-properties fo:font-size="9pt" officeooo:rsid="0020c962" officeooo:paragraph-rsid="003d577f" style:font-size-asian="9pt" style:font-size-complex="9pt"/>
    </style:style>
    <style:style style:name="P45" style:family="paragraph" style:parent-style-name="Table_20_Contents" style:list-style-name="L6">
      <style:text-properties fo:font-size="9pt" officeooo:rsid="001f2283" officeooo:paragraph-rsid="001f2283" style:font-size-asian="9pt" style:font-size-complex="9pt"/>
    </style:style>
    <style:style style:name="P46" style:family="paragraph" style:parent-style-name="Table_20_Contents" style:list-style-name="L6">
      <style:text-properties fo:font-size="9pt" officeooo:rsid="001f2283" officeooo:paragraph-rsid="00273578" style:font-size-asian="9pt" style:font-size-complex="9pt"/>
    </style:style>
    <style:style style:name="P47" style:family="paragraph" style:parent-style-name="Table_20_Contents" style:list-style-name="L7">
      <style:text-properties fo:font-size="9pt" officeooo:rsid="001f2283" officeooo:paragraph-rsid="0022b857" style:font-size-asian="9pt" style:font-size-complex="9pt"/>
    </style:style>
    <style:style style:name="P48" style:family="paragraph" style:parent-style-name="Table_20_Contents" style:list-style-name="L15">
      <style:text-properties fo:font-size="9pt" officeooo:rsid="001f2283" officeooo:paragraph-rsid="003aecea" style:font-size-asian="9pt" style:font-size-complex="9pt"/>
    </style:style>
    <style:style style:name="P49" style:family="paragraph" style:parent-style-name="Table_20_Contents">
      <style:text-properties fo:font-size="9pt" officeooo:rsid="0027d6ef" officeooo:paragraph-rsid="0027d6ef" style:font-size-asian="9pt" style:font-size-complex="9pt"/>
    </style:style>
    <style:style style:name="P50" style:family="paragraph" style:parent-style-name="Table_20_Contents" style:list-style-name="L6">
      <style:text-properties fo:font-size="9pt" officeooo:rsid="0028010a" officeooo:paragraph-rsid="0028010a" style:font-size-asian="9pt" style:font-size-complex="9pt"/>
    </style:style>
    <style:style style:name="P51" style:family="paragraph" style:parent-style-name="Table_20_Contents">
      <style:text-properties fo:font-size="9pt" officeooo:rsid="0028010a" officeooo:paragraph-rsid="0028010a" style:font-size-asian="9pt" style:font-size-complex="9pt"/>
    </style:style>
    <style:style style:name="P52" style:family="paragraph" style:parent-style-name="Table_20_Contents">
      <style:text-properties fo:font-size="9pt" officeooo:rsid="001369d8" officeooo:paragraph-rsid="001f2283" style:font-size-asian="9pt" style:font-size-complex="9pt"/>
    </style:style>
    <style:style style:name="P53" style:family="paragraph" style:parent-style-name="Table_20_Contents" style:list-style-name="L9">
      <style:text-properties fo:font-size="9pt" officeooo:rsid="0028fcf5" officeooo:paragraph-rsid="0028fcf5" style:font-size-asian="9pt" style:font-size-complex="9pt"/>
    </style:style>
    <style:style style:name="P54" style:family="paragraph" style:parent-style-name="Table_20_Contents" style:list-style-name="L9">
      <style:text-properties fo:font-size="9pt" officeooo:rsid="0028fcf5" officeooo:paragraph-rsid="002e8494" style:font-size-asian="9pt" style:font-size-complex="9pt"/>
    </style:style>
    <style:style style:name="P55" style:family="paragraph" style:parent-style-name="Table_20_Contents">
      <style:text-properties fo:font-size="9pt" officeooo:rsid="0028fcf5" officeooo:paragraph-rsid="0028fcf5" style:font-size-asian="9pt" style:font-size-complex="9pt"/>
    </style:style>
    <style:style style:name="P56" style:family="paragraph" style:parent-style-name="Table_20_Contents">
      <style:text-properties fo:font-size="9pt" officeooo:rsid="0028fcf5" officeooo:paragraph-rsid="002e8494" style:font-size-asian="9pt" style:font-size-complex="9pt"/>
    </style:style>
    <style:style style:name="P57" style:family="paragraph" style:parent-style-name="Table_20_Contents">
      <style:text-properties fo:font-size="9pt" officeooo:rsid="002c1238" officeooo:paragraph-rsid="002c1238" style:font-size-asian="9pt" style:font-size-complex="9pt"/>
    </style:style>
    <style:style style:name="P58" style:family="paragraph" style:parent-style-name="Table_20_Contents" style:list-style-name="L10">
      <style:text-properties fo:font-size="9pt" officeooo:rsid="002c1238" officeooo:paragraph-rsid="002c1238" style:font-size-asian="9pt" style:font-size-complex="9pt"/>
    </style:style>
    <style:style style:name="P59" style:family="paragraph" style:parent-style-name="Table_20_Contents" style:list-style-name="L11">
      <style:text-properties fo:font-size="9pt" officeooo:rsid="002c1238" officeooo:paragraph-rsid="002e8494" style:font-size-asian="9pt" style:font-size-complex="9pt"/>
    </style:style>
    <style:style style:name="P60" style:family="paragraph" style:parent-style-name="Table_20_Contents">
      <style:text-properties fo:font-size="9pt" officeooo:rsid="002c1238" officeooo:paragraph-rsid="002e8494" style:font-size-asian="9pt" style:font-size-complex="9pt"/>
    </style:style>
    <style:style style:name="P61" style:family="paragraph" style:parent-style-name="Table_20_Contents" style:list-style-name="L10">
      <style:text-properties fo:font-size="9pt" officeooo:rsid="002c86da" officeooo:paragraph-rsid="002c86da" style:font-size-asian="9pt" style:font-size-complex="9pt"/>
    </style:style>
    <style:style style:name="P62" style:family="paragraph" style:parent-style-name="Table_20_Contents" style:list-style-name="L11">
      <style:text-properties fo:font-size="9pt" officeooo:rsid="002c86da" officeooo:paragraph-rsid="002e8494" style:font-size-asian="9pt" style:font-size-complex="9pt"/>
    </style:style>
    <style:style style:name="P63" style:family="paragraph" style:parent-style-name="Table_20_Contents" style:list-style-name="L11">
      <style:text-properties fo:font-size="9pt" officeooo:rsid="002c86da" officeooo:paragraph-rsid="0032c9d3" style:font-size-asian="9pt" style:font-size-complex="9pt"/>
    </style:style>
    <style:style style:name="P64" style:family="paragraph" style:parent-style-name="Table_20_Contents" style:list-style-name="L14">
      <style:text-properties fo:font-size="9pt" officeooo:rsid="002c86da" officeooo:paragraph-rsid="00397030" style:font-size-asian="9pt" style:font-size-complex="9pt"/>
    </style:style>
    <style:style style:name="P65" style:family="paragraph" style:parent-style-name="Table_20_Contents" style:list-style-name="L10">
      <style:text-properties fo:font-size="9pt" officeooo:rsid="002de3a5" officeooo:paragraph-rsid="002de3a5" style:font-size-asian="9pt" style:font-size-complex="9pt"/>
    </style:style>
    <style:style style:name="P66" style:family="paragraph" style:parent-style-name="Table_20_Contents" style:list-style-name="L11">
      <style:text-properties fo:font-size="9pt" officeooo:rsid="002de3a5" officeooo:paragraph-rsid="002e8494" style:font-size-asian="9pt" style:font-size-complex="9pt"/>
    </style:style>
    <style:style style:name="P67" style:family="paragraph" style:parent-style-name="Table_20_Contents" style:list-style-name="L14">
      <style:text-properties fo:font-size="9pt" officeooo:rsid="002de3a5" officeooo:paragraph-rsid="00397030" style:font-size-asian="9pt" style:font-size-complex="9pt"/>
    </style:style>
    <style:style style:name="P68" style:family="paragraph" style:parent-style-name="Table_20_Contents" style:list-style-name="L11">
      <style:text-properties fo:font-size="9pt" officeooo:rsid="003075c4" officeooo:paragraph-rsid="003075c4" style:font-size-asian="9pt" style:font-size-complex="9pt"/>
    </style:style>
    <style:style style:name="P69" style:family="paragraph" style:parent-style-name="Table_20_Contents">
      <style:text-properties fo:font-size="9pt" officeooo:rsid="003075c4" officeooo:paragraph-rsid="003075c4" style:font-size-asian="9pt" style:font-size-complex="9pt"/>
    </style:style>
    <style:style style:name="P70" style:family="paragraph" style:parent-style-name="Table_20_Contents" style:list-style-name="L12">
      <style:text-properties fo:font-size="9pt" officeooo:rsid="003075c4" officeooo:paragraph-rsid="003075c4" style:font-size-asian="9pt" style:font-size-complex="9pt"/>
    </style:style>
    <style:style style:name="P71" style:family="paragraph" style:parent-style-name="Table_20_Contents" style:list-style-name="L13">
      <style:text-properties fo:font-size="9pt" officeooo:rsid="003075c4" officeooo:paragraph-rsid="003075c4" style:font-size-asian="9pt" style:font-size-complex="9pt"/>
    </style:style>
    <style:style style:name="P72" style:family="paragraph" style:parent-style-name="Table_20_Contents" style:list-style-name="L11">
      <style:text-properties fo:font-size="9pt" officeooo:rsid="0032c9d3" officeooo:paragraph-rsid="0032c9d3" style:font-size-asian="9pt" style:font-size-complex="9pt"/>
    </style:style>
    <style:style style:name="P73" style:family="paragraph" style:parent-style-name="Table_20_Contents" style:list-style-name="L6">
      <style:text-properties fo:font-size="9pt" officeooo:rsid="0037153e" officeooo:paragraph-rsid="0037153e" style:font-size-asian="9pt" style:font-size-complex="9pt"/>
    </style:style>
    <style:style style:name="P74" style:family="paragraph" style:parent-style-name="Table_20_Contents" style:list-style-name="L15">
      <style:text-properties fo:font-size="9pt" officeooo:rsid="0037153e" officeooo:paragraph-rsid="003aecea" style:font-size-asian="9pt" style:font-size-complex="9pt"/>
    </style:style>
    <style:style style:name="P75" style:family="paragraph" style:parent-style-name="Table_20_Contents" style:list-style-name="L14">
      <style:text-properties fo:font-size="9pt" officeooo:rsid="00397030" officeooo:paragraph-rsid="00397030" style:font-size-asian="9pt" style:font-size-complex="9pt"/>
    </style:style>
    <style:style style:name="P76" style:family="paragraph" style:parent-style-name="Table_20_Contents" style:list-style-name="L16">
      <style:text-properties fo:font-size="9pt" officeooo:rsid="00397030" officeooo:paragraph-rsid="003cd3c4" style:font-size-asian="9pt" style:font-size-complex="9pt"/>
    </style:style>
    <style:style style:name="P77" style:family="paragraph" style:parent-style-name="Table_20_Contents" style:list-style-name="L15">
      <style:text-properties fo:font-size="9pt" officeooo:rsid="003aecea" officeooo:paragraph-rsid="003aecea" style:font-size-asian="9pt" style:font-size-complex="9pt"/>
    </style:style>
    <style:style style:name="P78" style:family="paragraph" style:parent-style-name="Table_20_Contents" style:list-style-name="L17">
      <style:text-properties fo:font-size="9pt" officeooo:rsid="003aecea" officeooo:paragraph-rsid="003d577f" style:font-size-asian="9pt" style:font-size-complex="9pt"/>
    </style:style>
    <style:style style:name="P79" style:family="paragraph" style:parent-style-name="Table_20_Contents" style:list-style-name="L15">
      <style:text-properties fo:font-size="9pt" officeooo:rsid="003bbfbd" officeooo:paragraph-rsid="003bbfbd" style:font-size-asian="9pt" style:font-size-complex="9pt"/>
    </style:style>
    <style:style style:name="P80" style:family="paragraph" style:parent-style-name="Table_20_Contents" style:list-style-name="L16">
      <style:text-properties fo:font-size="9pt" officeooo:rsid="003d577f" officeooo:paragraph-rsid="003d577f" style:font-size-asian="9pt" style:font-size-complex="9pt"/>
    </style:style>
    <style:style style:name="P81" style:family="paragraph" style:parent-style-name="Table_20_Contents" style:list-style-name="L17">
      <style:text-properties fo:font-size="9pt" officeooo:rsid="003d577f" officeooo:paragraph-rsid="003d577f" style:font-size-asian="9pt" style:font-size-complex="9pt"/>
    </style:style>
    <style:style style:name="P82" style:family="paragraph" style:parent-style-name="Table_20_Contents" style:list-style-name="L16">
      <style:text-properties fo:font-size="9pt" officeooo:rsid="003d6d69" officeooo:paragraph-rsid="003d6d69" style:font-size-asian="9pt" style:font-size-complex="9pt"/>
    </style:style>
    <style:style style:name="P83" style:family="paragraph" style:parent-style-name="Table_20_Contents" style:list-style-name="L16">
      <style:text-properties fo:font-size="9pt" officeooo:rsid="003f4f92" officeooo:paragraph-rsid="003f4f92" style:font-size-asian="9pt" style:font-size-complex="9pt"/>
    </style:style>
    <style:style style:name="P84" style:family="paragraph" style:parent-style-name="Table_20_Contents" style:list-style-name="L16">
      <style:text-properties fo:font-size="9pt" officeooo:rsid="003fa971" officeooo:paragraph-rsid="003fa971" style:font-size-asian="9pt" style:font-size-complex="9pt"/>
    </style:style>
    <style:style style:name="P85" style:family="paragraph" style:parent-style-name="Table_20_Contents" style:list-style-name="L16">
      <style:text-properties fo:font-size="9pt" officeooo:rsid="0040b903" officeooo:paragraph-rsid="0040b903" style:font-size-asian="9pt" style:font-size-complex="9pt"/>
    </style:style>
    <style:style style:name="P86" style:family="paragraph" style:parent-style-name="Table_20_Contents" style:list-style-name="L4">
      <style:text-properties fo:font-size="9pt" officeooo:rsid="004367c4" officeooo:paragraph-rsid="004367c4" style:font-size-asian="9pt" style:font-size-complex="9pt"/>
    </style:style>
    <style:style style:name="P87" style:family="paragraph" style:parent-style-name="Table_20_Contents" style:list-style-name="L8">
      <style:text-properties officeooo:paragraph-rsid="0028010a"/>
    </style:style>
    <style:style style:name="P88" style:family="paragraph" style:parent-style-name="Table_20_Contents" style:list-style-name="L8">
      <style:text-properties officeooo:rsid="0028010a" officeooo:paragraph-rsid="0028010a"/>
    </style:style>
    <style:style style:name="P89" style:family="paragraph" style:parent-style-name="Table_20_Contents">
      <style:text-properties officeooo:rsid="003c162c" officeooo:paragraph-rsid="003c162c"/>
    </style:style>
    <style:style style:name="T1" style:family="text">
      <style:text-properties officeooo:rsid="001369d8"/>
    </style:style>
    <style:style style:name="T2" style:family="text">
      <style:text-properties officeooo:rsid="0018df3a"/>
    </style:style>
    <style:style style:name="T3" style:family="text">
      <style:text-properties officeooo:rsid="001b7434"/>
    </style:style>
    <style:style style:name="T4" style:family="text">
      <style:text-properties officeooo:rsid="001c2bc3"/>
    </style:style>
    <style:style style:name="T5" style:family="text">
      <style:text-properties officeooo:rsid="001cdb67"/>
    </style:style>
    <style:style style:name="T6" style:family="text">
      <style:text-properties officeooo:rsid="001d24f2"/>
    </style:style>
    <style:style style:name="T7" style:family="text">
      <style:text-properties officeooo:rsid="001f2283"/>
    </style:style>
    <style:style style:name="T8" style:family="text">
      <style:text-properties officeooo:rsid="0020c962"/>
    </style:style>
    <style:style style:name="T9" style:family="text">
      <style:text-properties officeooo:rsid="002507d2"/>
    </style:style>
    <style:style style:name="T10" style:family="text">
      <style:text-properties officeooo:rsid="0027d6ef"/>
    </style:style>
    <style:style style:name="T11" style:family="text">
      <style:text-properties officeooo:rsid="0028010a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28010a" style:font-size-asian="9pt" style:font-size-complex="9pt"/>
    </style:style>
    <style:style style:name="T14" style:family="text">
      <style:text-properties officeooo:rsid="002a2a0f"/>
    </style:style>
    <style:style style:name="T15" style:family="text">
      <style:text-properties officeooo:rsid="002e8494"/>
    </style:style>
    <style:style style:name="T16" style:family="text">
      <style:text-properties officeooo:rsid="003075c4"/>
    </style:style>
    <style:style style:name="T17" style:family="text">
      <style:text-properties officeooo:rsid="00323c70"/>
    </style:style>
    <style:style style:name="T18" style:family="text">
      <style:text-properties officeooo:rsid="0037153e"/>
    </style:style>
    <style:style style:name="T19" style:family="text">
      <style:text-properties officeooo:rsid="0038d68c"/>
    </style:style>
    <style:style style:name="T20" style:family="text">
      <style:text-properties officeooo:rsid="00397030"/>
    </style:style>
    <style:style style:name="T21" style:family="text">
      <style:text-properties officeooo:rsid="003bbfbd"/>
    </style:style>
    <style:style style:name="T22" style:family="text">
      <style:text-properties officeooo:rsid="003cd3c4"/>
    </style:style>
    <style:style style:name="T23" style:family="text">
      <style:text-properties officeooo:rsid="003d577f"/>
    </style:style>
    <style:style style:name="T24" style:family="text">
      <style:text-properties officeooo:rsid="003fa971"/>
    </style:style>
    <style:style style:name="T25" style:family="text">
      <style:text-properties officeooo:rsid="0042a4d5"/>
    </style:style>
    <style:style style:name="T26" style:family="text">
      <style:text-properties officeooo:rsid="004367c4"/>
    </style:style>
    <style:style style:name="T27" style:family="text">
      <style:text-properties officeooo:rsid="00448886"/>
    </style:style>
    <style:style style:name="T28" style:family="text">
      <style:text-properties officeooo:rsid="0045a2ec"/>
    </style:style>
    <style:style style:name="T29" style:family="text">
      <style:text-properties officeooo:rsid="0045e9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LogFarm Digital Monitoring System</text:h>
      <text:h text:style-name="P13" text:outline-level="2">Black box test</text:h>
      <text:h text:style-name="P12" text:outline-level="3">Requirements</text:h>
      <text:list xml:id="list1547777120822132548" text:style-name="L1">
        <text:list-item>
          <text:p text:style-name="P7">When a change is made and saved to: configuration.json<text:line-break/>the application will need to be restarted for that change to take effect.</text:p>
        </text:list-item>
        <text:list-item>
          <text:p text:style-name="P11">Recommend using headphones so audio being played back is not heard by the recording microphone; avoiding a feedback loop.</text:p>
        </text:list-item>
      </text:list>
      <text:h text:style-name="Heading_20_3" text:outline-level="3">Assumptions</text:h>
      <text:list xml:id="list459620392568176458" text:style-name="L2">
        <text:list-item>
          <text:p text:style-name="P9">configuration.json does not exist. If it does then delete it.</text:p>
        </text:list-item>
        <text:list-item>
          <text:p text:style-name="P10">Database files do not exist, <text:span text:style-name="T25">if they do delete them</text:span>:<text:line-break/><text:span text:style-name="T14">logFarmDMS_0.db <text:s/><text:line-break/>logFarmDMSaudio.db</text:span></text:p>
        </text:list-item>
      </text:list>
      <text:h text:style-name="Heading_20_3" text:outline-level="3">Initial state</text:h>
      <text:list xml:id="list3554783163550910374" text:style-name="L3">
        <text:list-item>
          <text:p text:style-name="P8"><text:span text:style-name="T25">Default application start</text:span>.</text:p>
        </text:list-item>
      </text:list>
      <text:h text:style-name="Heading_20_3" text:outline-level="3">Test batch: 1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9">Test case</text:p>
          </table:table-cell>
          <table:table-cell table:style-name="Table2.C1" office:value-type="string">
            <text:p text:style-name="P2">Expected result</text:p>
          </table:table-cell>
        </table:table-row>
        <table:table-row>
          <table:table-cell table:style-name="Table2.A2" office:value-type="string">
            <text:p text:style-name="P4">Record button</text:p>
          </table:table-cell>
          <table:table-cell table:style-name="Table2.A2" office:value-type="string">
            <text:list xml:id="list4023264015742588775" text:style-name="L4">
              <text:list-item>
                <text:p text:style-name="P15"><text:bookmark-start text:name="__DdeLink__5_1404091551"/><text:bookmark-start text:name="__DdeLink__3_1404091551"/>configuaration.json<text:line-break/>"start_recording_at_startup": "yes"<text:bookmark-end text:name="__DdeLink__5_1404091551"/><text:bookmark-end text:name="__DdeLink__3_1404091551"/></text:p>
              </text:list-item>
            </text:list>
            <text:p text:style-name="P18"/>
            <text:list xml:id="list195143013195190" text:continue-numbering="true" text:style-name="L4">
              <text:list-item>
                <text:p text:style-name="P86">Start the application.</text:p>
              </text:list-item>
            </text:list>
          </table:table-cell>
          <table:table-cell table:style-name="Table2.C2" office:value-type="string">
            <text:list xml:id="list195141443793263" text:continue-numbering="true" text:style-name="L4">
              <text:list-item>
                <text:p text:style-name="P15">Record button will be selected <text:span text:style-name="T26">on start up</text:span>.</text:p>
              </text:list-item>
              <text:list-item>
                <text:p text:style-name="P15">The status bar will indicate that recording has started</text:p>
              </text:list-item>
            </text:list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list xml:id="list195141621747099" text:continue-numbering="true" text:style-name="L4">
              <text:list-item>
                <text:p text:style-name="P16"><text:bookmark-start text:name="__DdeLink__7_1404091551"/>configuaration.json<text:line-break/>"start_recording_at_startup": "<text:span text:style-name="T2">no</text:span>"<text:bookmark-end text:name="__DdeLink__7_1404091551"/></text:p>
              </text:list-item>
            </text:list>
            <text:p text:style-name="P19"/>
            <text:list xml:id="list195142882303898" text:continue-numbering="true" text:style-name="L4">
              <text:list-item>
                <text:p text:style-name="P86">Start the application.</text:p>
              </text:list-item>
            </text:list>
          </table:table-cell>
          <table:table-cell table:style-name="Table2.C2" office:value-type="string">
            <text:list xml:id="list195142775837541" text:continue-numbering="true" text:style-name="L4">
              <text:list-item>
                <text:p text:style-name="P21">Record button will not be selected <text:span text:style-name="T26">on start up</text:span>.</text:p>
              </text:list-item>
              <text:list-item>
                <text:p text:style-name="P22">The status bar will indicate that recording has not started.</text:p>
              </text:list-item>
            </text:list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list xml:id="list195143455359314" text:continue-numbering="true" text:style-name="L4">
              <text:list-item>
                <text:p text:style-name="P17">configuaration.json<text:line-break/>"start_recording_at_startup": "<text:span text:style-name="T3">foo</text:span>"</text:p>
              </text:list-item>
            </text:list>
            <text:p text:style-name="P20"/>
            <text:list xml:id="list195142997514488" text:continue-numbering="true" text:style-name="L4">
              <text:list-item>
                <text:p text:style-name="P86">Start the application.</text:p>
              </text:list-item>
            </text:list>
          </table:table-cell>
          <table:table-cell table:style-name="Table2.C2" office:value-type="string">
            <text:list xml:id="list195142338829813" text:continue-numbering="true" text:style-name="L4">
              <text:list-item>
                <text:p text:style-name="P23">Same as: “no”</text:p>
              </text:list-item>
            </text:list>
          </table:table-cell>
        </table:table-row>
        <table:table-row>
          <table:table-cell table:style-name="Table2.A2" office:value-type="string">
            <text:p text:style-name="P3">Audio only <text:span text:style-name="T1">radio button</text:span></text:p>
            <text:p text:style-name="P3"/>
            <text:p text:style-name="P5">Video and audio <text:span text:style-name="T1">radio button</text:span></text:p>
          </table:table-cell>
          <table:table-cell table:style-name="Table2.A2" office:value-type="string">
            <text:list xml:id="list195141441936008" text:continue-numbering="true" text:style-name="L4">
              <text:list-item>
                <text:p text:style-name="P15">configuaration.json<text:line-break/>"record_audio_only_by_default": "<text:span text:style-name="T4">yes</text:span>"</text:p>
              </text:list-item>
            </text:list>
            <text:p text:style-name="P18"/>
            <text:list xml:id="list195142168378835" text:continue-numbering="true" text:style-name="L4">
              <text:list-item>
                <text:p text:style-name="P86">Start the application.</text:p>
              </text:list-item>
            </text:list>
          </table:table-cell>
          <table:table-cell table:style-name="Table2.C2" office:value-type="string">
            <text:list xml:id="list195142845311202" text:continue-numbering="true" text:style-name="L4">
              <text:list-item>
                <text:p text:style-name="P24">‘<text:span text:style-name="T4">audio only</text:span>’ <text:span text:style-name="T4">radio button will be selected.</text:span></text:p>
              </text:list-item>
              <text:list-item>
                <text:p text:style-name="P24">‘<text:span text:style-name="T6">video and audio</text:span>’ <text:span text:style-name="T6">will not be selected.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list xml:id="list195142699113292" text:continue-numbering="true" text:style-name="L4">
              <text:list-item>
                <text:p text:style-name="P15">configuaration.json<text:line-break/>"record_audio_only_by_default": "<text:span text:style-name="T6">no</text:span>"</text:p>
              </text:list-item>
            </text:list>
            <text:p text:style-name="P18"/>
            <text:list xml:id="list195142073154129" text:continue-numbering="true" text:style-name="L4">
              <text:list-item>
                <text:p text:style-name="P86">Start the application.</text:p>
              </text:list-item>
            </text:list>
          </table:table-cell>
          <table:table-cell table:style-name="Table2.C2" office:value-type="string">
            <text:list xml:id="list195141576984311" text:continue-numbering="true" text:style-name="L4">
              <text:list-item>
                <text:p text:style-name="P25">‘<text:span text:style-name="T4">audio only</text:span>’ <text:span text:style-name="T4">will not be selected.</text:span></text:p>
              </text:list-item>
              <text:list-item>
                <text:p text:style-name="P26">‘<text:span text:style-name="T6">video and audio</text:span>’ <text:span text:style-name="T6">will be selected.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list xml:id="list195141711005967" text:continue-numbering="true" text:style-name="L4">
              <text:list-item>
                <text:p text:style-name="P15">configuaration.json<text:line-break/>"record_audio_only_by_default": "<text:span text:style-name="T5">foo</text:span>"</text:p>
              </text:list-item>
            </text:list>
            <text:p text:style-name="P18"/>
            <text:list xml:id="list195142662829882" text:continue-numbering="true" text:style-name="L4">
              <text:list-item>
                <text:p text:style-name="P86">Start the application.</text:p>
              </text:list-item>
            </text:list>
          </table:table-cell>
          <table:table-cell table:style-name="Table2.C2" office:value-type="string">
            <text:list xml:id="list195142923136409" text:continue-numbering="true" text:style-name="L4">
              <text:list-item>
                <text:p text:style-name="P86">Same as: “no”</text:p>
              </text:list-item>
            </text:list>
          </table:table-cell>
        </table:table-row>
        <table:table-row>
          <table:table-cell table:style-name="Table2.A2" office:value-type="string">
            <text:p text:style-name="P52">Time stamp label</text:p>
            <text:p text:style-name="P52"/>
            <text:p text:style-name="P29">Play button</text:p>
          </table:table-cell>
          <table:table-cell table:style-name="Table2.A2" office:value-type="string">
            <text:p text:style-name="P38">Prerequisite:</text:p>
            <text:list xml:id="list6253833207429319393" text:style-name="L9">
              <text:list-item>
                <text:p text:style-name="P53">Database files do not exist, <text:span text:style-name="T19">if they do delete them.</text:span></text:p>
              </text:list-item>
            </text:list>
            <text:p text:style-name="P55"/>
            <text:p text:style-name="P57">Test:</text:p>
            <text:list xml:id="list2728680878818771999" text:style-name="L10">
              <text:list-item>
                <text:p text:style-name="P58">Press the play button.</text:p>
              </text:list-item>
            </text:list>
          </table:table-cell>
          <table:table-cell table:style-name="Table2.C2" office:value-type="string">
            <text:list xml:id="list195142035649588" text:continue-numbering="true" text:style-name="L10">
              <text:list-item>
                <text:p text:style-name="P61"><text:bookmark-start text:name="__DdeLink__253_1640250718"/>A blank, black image will be displayed in the playback window.</text:p>
              </text:list-item>
              <text:list-item>
                <text:p text:style-name="P61">The play button <text:span text:style-name="T15">icon</text:span> will remain a sideways-triangle.</text:p>
              </text:list-item>
              <text:list-item>
                <text:p text:style-name="P61"><text:bookmark-start text:name="__DdeLink__245_1640250718"/>Step and export buttons will be enabled.<text:bookmark-end text:name="__DdeLink__245_1640250718"/></text:p>
              </text:list-item>
              <text:list-item>
                <text:p text:style-name="P65">Time stamp label text will remain: ---<text:bookmark-end text:name="__DdeLink__253_1640250718"/>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9">Prerequisite:</text:p>
            <text:list xml:id="list195141852810991" text:continue-list="list6253833207429319393" text:style-name="L9">
              <text:list-item>
                <text:p text:style-name="P54"><text:span text:style-name="T15">Video has been recorded</text:span>.</text:p>
              </text:list-item>
            </text:list>
            <text:p text:style-name="P56"/>
            <text:p text:style-name="P60">Test:</text:p>
            <text:list xml:id="list3983609549951107950" text:style-name="L11">
              <text:list-item>
                <text:p text:style-name="P59">Press the play button <text:span text:style-name="T16">to start playing video and audio.</text:span></text:p>
              </text:list-item>
            </text:list>
          </table:table-cell>
          <table:table-cell table:style-name="Table2.C2" office:value-type="string">
            <text:list xml:id="list195143350405395" text:continue-numbering="true" text:style-name="L11">
              <text:list-item>
                <text:p text:style-name="P62">A <text:span text:style-name="T15">video i</text:span>mage will be displayed in the playback window.</text:p>
              </text:list-item>
              <text:list-item>
                <text:p text:style-name="P62">The play button <text:span text:style-name="T15">icon</text:span> will <text:span text:style-name="T15">change to a rectangle</text:span>.</text:p>
              </text:list-item>
              <text:list-item>
                <text:p text:style-name="P62">Step and export buttons will be <text:span text:style-name="T15">dis</text:span>abled.</text:p>
              </text:list-item>
              <text:list-item>
                <text:p text:style-name="P66">Time stamp label text will <text:span text:style-name="T15">display a date and time as video is played.</text:span></text:p>
              </text:list-item>
              <text:list-item>
                <text:p text:style-name="P68">The slider will move, <text:span text:style-name="T27">which </text:span>also indicat<text:span text:style-name="T27">es</text:span> that the application is playing back video and audio.</text:p>
              </text:list-item>
              <text:list-item>
                <text:p text:style-name="P68">Recorded audio will be heard.</text:p>
              </text:list-item>
              <text:list-item>
                <text:p text:style-name="P72">The live-feed window, top right of the application will continue to show live-feed video.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69">Prerequisite:</text:p>
            <text:list xml:id="list1309220710817911536" text:style-name="L12">
              <text:list-item>
                <text:p text:style-name="P70">Video and audio are being played back.</text:p>
              </text:list-item>
            </text:list>
            <text:p text:style-name="P69"/>
            <text:p text:style-name="P69">Test:</text:p>
            <text:list xml:id="list3629594753028815047" text:style-name="L13">
              <text:list-item>
                <text:p text:style-name="P71">Press play button to stop video and audio <text:span text:style-name="T17">play back</text:span>.</text:p>
              </text:list-item>
            </text:list>
          </table:table-cell>
          <table:table-cell table:style-name="Table2.C2" office:value-type="string">
            <text:list xml:id="list195143014203047" text:continue-list="list195143350405395" text:style-name="L11">
              <text:list-item>
                <text:p text:style-name="P72">The larger playback window will have a still image of the last video image played.</text:p>
              </text:list-item>
              <text:list-item>
                <text:p text:style-name="P63">Step and export buttons will be enabled.</text:p>
              </text:list-item>
              <text:list-item>
                <text:p text:style-name="P72">The Play button will now have a sideways triangle icon.</text:p>
              </text:list-item>
              <text:list-item>
                <text:p text:style-name="P72">The slider will be stationary.</text:p>
              </text:list-item>
              <text:list-item>
                <text:p text:style-name="P72">The time stamp label will display the date and time of the video at the point when playback was stopped.</text:p>
              </text:list-item>
            </text:list>
          </table:table-cell>
        </table:table-row>
        <table:table-row>
          <table:table-cell table:style-name="Table2.A2" office:value-type="string">
            <text:p text:style-name="P27">Slider bar</text:p>
          </table:table-cell>
          <table:table-cell table:style-name="Table2.A2" office:value-type="string">
            <text:p text:style-name="P40">Prerequisite:</text:p>
            <text:list xml:id="list2870837944110131376" text:style-name="L5">
              <text:list-item>
                <text:p text:style-name="P31">The application is not recording.</text:p>
              </text:list-item>
              <text:list-item>
                <text:p text:style-name="P31">If <text:span text:style-name="T7">database files exist, </text:span>delete them.</text:p>
              </text:list-item>
            </text:list>
            <text:p text:style-name="P40"/>
            <text:p text:style-name="P40">Test:</text:p>
            <text:list xml:id="list6114033435111752863" text:style-name="L6">
              <text:list-item>
                <text:p text:style-name="P45"><text:span text:style-name="T8">A</text:span>ttempt to drag the slider.</text:p>
              </text:list-item>
            </text:list>
          </table:table-cell>
          <table:table-cell table:style-name="Table2.C2" office:value-type="string">
            <text:list xml:id="list195141971093868" text:continue-numbering="true" text:style-name="L6">
              <text:list-item>
                <text:p text:style-name="P45"><text:bookmark-start text:name="__DdeLink__239_16402507181"/>A play back window will be display.</text:p>
              </text:list-item>
              <text:list-item>
                <text:p text:style-name="P45">The image will be a blank, black space.<text:bookmark-end text:name="__DdeLink__239_16402507181"/></text:p>
              </text:list-item>
            </text:list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37"><text:bookmark-start text:name="__DdeLink__241_16402507181"/><text:bookmark-start text:name="__DdeLink__257_1640250718"/>Prerequisite:<text:bookmark-end text:name="__DdeLink__241_16402507181"/></text:p>
            <text:list xml:id="list195142991730313" text:continue-list="list2870837944110131376" text:style-name="L5">
              <text:list-item>
                <text:p text:style-name="P32">The application <text:span text:style-name="T9">has recorded or is recording</text:span>.</text:p>
              </text:list-item>
            </text:list>
            <text:p text:style-name="P37"/>
            <text:p text:style-name="P37">Test:<text:bookmark-end text:name="__DdeLink__257_1640250718"/></text:p>
            <text:list xml:id="list78906375446830471" text:style-name="L7">
              <text:list-item>
                <text:p text:style-name="P47"><text:span text:style-name="T9">D</text:span>rag the slider.</text:p>
              </text:list-item>
            </text:list>
          </table:table-cell>
          <table:table-cell table:style-name="Table2.C2" office:value-type="string">
            <text:list xml:id="list195142810821942" text:continue-list="list195141971093868" text:style-name="L6">
              <text:list-item>
                <text:p text:style-name="P46">A play back window will be display.<text:line-break/></text:p>
              </text:list-item>
            </text:list>
            <text:p text:style-name="P49">If <text:span text:style-name="T11">recording has started for the first time: </text:span></text:p>
            <text:list xml:id="list195141940680041" text:continue-numbering="true" text:style-name="L6">
              <text:list-item>
                <text:p text:style-name="P46"><text:span text:style-name="T10">A still</text:span> image will be <text:span text:style-name="T10">displayed</text:span>.</text:p>
              </text:list-item>
              <text:list-item>
                <text:p text:style-name="P50">The slider will hardly move.</text:p>
              </text:list-item>
              <text:list-item>
                <text:p text:style-name="P73">The time stamp label will display the date and time associated with the image. </text:p>
              </text:list-item>
            </text:list>
            <text:p text:style-name="P51"/>
            <text:p text:style-name="P51"><text:span text:style-name="T18">Otherwise</text:span>: </text:p>
            <text:list xml:id="list1277471037782671475" text:style-name="L8">
              <text:list-item>
                <text:p text:style-name="P87"><text:span text:style-name="T13">The slider will move freely. </text:span></text:p>
              </text:list-item>
              <text:list-item>
                <text:p text:style-name="P88"><text:span text:style-name="T12">An image will be displayed when the mouse is released.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3">Step <text:span text:style-name="T20">back</text:span> button</text:p>
            <text:p text:style-name="P3"/>
            <text:p text:style-name="P30">Step <text:span text:style-name="T20">forward</text:span> button</text:p>
          </table:table-cell>
          <table:table-cell table:style-name="Table2.A2" office:value-type="string">
            <text:p text:style-name="P41"><text:bookmark-start text:name="__DdeLink__265_1640250718"/>Prerequisite:</text:p>
            <text:list xml:id="list195142897704221" text:continue-list="list195142991730313" text:style-name="L5">
              <text:list-item>
                <text:p text:style-name="P33">The application is not recording.</text:p>
              </text:list-item>
              <text:list-item>
                <text:p text:style-name="P33">If <text:span text:style-name="T7">database files exist, </text:span>delete them.</text:p>
              </text:list-item>
            </text:list>
            <text:p text:style-name="P41"/>
            <text:p text:style-name="P41">Test:</text:p>
            <text:list xml:id="list2925804828005403075" text:style-name="L14">
              <text:list-item>
                <text:p text:style-name="P75">Tap either of the step back and step forward buttons.<text:bookmark-end text:name="__DdeLink__265_1640250718"/></text:p>
              </text:list-item>
            </text:list>
          </table:table-cell>
          <table:table-cell table:style-name="Table2.C2" office:value-type="string">
            <text:list xml:id="list195142927081649" text:continue-numbering="true" text:style-name="L14">
              <text:list-item>
                <text:p text:style-name="P64">A blank, black image will be displayed in the playback window.</text:p>
              </text:list-item>
              <text:list-item>
                <text:p text:style-name="P64">The play button <text:span text:style-name="T15">icon</text:span> will remain a sideways-triangle.</text:p>
              </text:list-item>
              <text:list-item>
                <text:p text:style-name="P64"><text:bookmark-start text:name="__DdeLink__245_16402507181"/>Step and export buttons will be enabled.<text:bookmark-end text:name="__DdeLink__245_16402507181"/></text:p>
              </text:list-item>
              <text:list-item>
                <text:p text:style-name="P67">Time stamp label text will remain: ---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2"><text:bookmark-start text:name="__DdeLink__241_164025071811"/><text:bookmark-start text:name="__DdeLink__268_1640250718"/>Prerequisite:<text:bookmark-end text:name="__DdeLink__241_164025071811"/></text:p>
            <text:list xml:id="list195142085614423" text:continue-list="list195142897704221" text:style-name="L5">
              <text:list-item>
                <text:p text:style-name="P34">The application <text:span text:style-name="T9">has recorded or is recording</text:span>.</text:p>
              </text:list-item>
            </text:list>
            <text:p text:style-name="P42"/>
            <text:p text:style-name="P42">Test: </text:p>
            <text:list xml:id="list60588290582205931" text:style-name="L15">
              <text:list-item>
                <text:p text:style-name="P77">Tap the back button.<text:bookmark-end text:name="__DdeLink__268_1640250718"/></text:p>
              </text:list-item>
            </text:list>
          </table:table-cell>
          <table:table-cell table:style-name="Table2.C2" office:value-type="string">
            <text:list xml:id="list195142327428621" text:continue-numbering="true" text:style-name="L15">
              <text:list-item>
                <text:p text:style-name="P48"><text:span text:style-name="T10">A still</text:span> image will be <text:span text:style-name="T10">displayed</text:span>.</text:p>
              </text:list-item>
              <text:list-item>
                <text:p text:style-name="P74">The time stamp label will display the date and time associated with the image. 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2"><text:bookmark-start text:name="__DdeLink__241_1640250718112"/>Prerequisite:<text:bookmark-end text:name="__DdeLink__241_1640250718112"/></text:p>
            <text:list xml:id="list195141523805017" text:continue-list="list195142085614423" text:style-name="L5">
              <text:list-item>
                <text:p text:style-name="P34">The application <text:span text:style-name="T9">has recorded or is recording</text:span>.</text:p>
              </text:list-item>
            </text:list>
            <text:p text:style-name="P42"/>
            <text:p text:style-name="P42">Test: </text:p>
            <text:list xml:id="list195143181477897" text:continue-list="list195142327428621" text:style-name="L15">
              <text:list-item>
                <text:p text:style-name="P77">Tap the <text:span text:style-name="T21">forward</text:span> button.</text:p>
              </text:list-item>
            </text:list>
          </table:table-cell>
          <table:table-cell table:style-name="Table2.C2" office:value-type="string">
            <text:list xml:id="list195143156761032" text:continue-numbering="true" text:style-name="L15">
              <text:list-item>
                <text:p text:style-name="P48"><text:span text:style-name="T10">A still</text:span> image will be <text:span text:style-name="T10">displayed</text:span>.</text:p>
              </text:list-item>
              <text:list-item>
                <text:p text:style-name="P79">The slider will move.</text:p>
              </text:list-item>
              <text:list-item>
                <text:p text:style-name="P74">The time stamp label will display the date and time associated with the image. </text:p>
              </text:list-item>
            </text:list>
          </table:table-cell>
        </table:table-row>
        <table:table-row>
          <table:table-cell table:style-name="Table2.A2" office:value-type="string">
            <text:p text:style-name="P3">Export button</text:p>
          </table:table-cell>
          <table:table-cell table:style-name="Table2.A2" office:value-type="string">
            <text:p text:style-name="P43">Prerequisite:</text:p>
            <text:list xml:id="list195141851234959" text:continue-list="list195141523805017" text:style-name="L5">
              <text:list-item>
                <text:p text:style-name="P35">The application is not recording.</text:p>
              </text:list-item>
              <text:list-item>
                <text:p text:style-name="P35">If <text:span text:style-name="T7">database files exist, </text:span>delete them.</text:p>
              </text:list-item>
            </text:list>
            <text:p text:style-name="P43"/>
            <text:p text:style-name="P43">Test:</text:p>
            <text:list xml:id="list8100951643949515452" text:style-name="L16">
              <text:list-item>
                <text:p text:style-name="P76">Tap <text:span text:style-name="T22">export button</text:span> <text:span text:style-name="T28">(downward pointing arrow).</text:span></text:p>
              </text:list-item>
            </text:list>
          </table:table-cell>
          <table:table-cell table:style-name="Table2.C2" office:value-type="string">
            <text:list xml:id="list195143241486507" text:continue-numbering="true" text:style-name="L16">
              <text:list-item>
                <text:p text:style-name="P80">A message will be displayed asking the user to select a time and date to <text:span text:style-name="T29">export</text:span> from.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4"><text:bookmark-start text:name="__DdeLink__241_1640250718113"/>Prerequisite:<text:bookmark-end text:name="__DdeLink__241_1640250718113"/></text:p>
            <text:list xml:id="list195141632990534" text:continue-list="list195141851234959" text:style-name="L5">
              <text:list-item>
                <text:p text:style-name="P36">The application <text:span text:style-name="T9">has recorded or is recording</text:span>.</text:p>
              </text:list-item>
            </text:list>
            <text:p text:style-name="P44"/>
            <text:p text:style-name="P44">Test: </text:p>
            <text:list xml:id="list1366587205519837995" text:style-name="L17">
              <text:list-item>
                <text:p text:style-name="P81">Move the slider or tap a step button so that a date and time is displayed by the time stamp label.</text:p>
              </text:list-item>
              <text:list-item>
                <text:p text:style-name="P78">Tap the <text:span text:style-name="T23">export</text:span> button.</text:p>
              </text:list-item>
            </text:list>
          </table:table-cell>
          <table:table-cell table:style-name="Table2.C2" office:value-type="string">
            <text:list xml:id="list195143107467131" text:continue-list="list195143241486507" text:style-name="L16">
              <text:list-item>
                <text:p text:style-name="P82">The ‘export to video file’ window will be displayed.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list xml:id="list195142092699396" text:continue-numbering="true" text:style-name="L16">
              <text:list-item>
                <text:p text:style-name="P82">Leave the minutes value as default 5.</text:p>
              </text:list-item>
              <text:list-item>
                <text:p text:style-name="P82">Tap the location button.</text:p>
              </text:list-item>
              <text:list-item>
                <text:p text:style-name="P82">Select a location where a directory of video and audio files are to be exported.</text:p>
              </text:list-item>
            </text:list>
          </table:table-cell>
          <table:table-cell table:style-name="Table2.C2" office:value-type="string">
            <text:list xml:id="list195141965261664" text:continue-numbering="true" text:style-name="L16">
              <text:list-item>
                <text:p text:style-name="P82">A file chooser will be displayed.</text:p>
              </text:list-item>
              <text:list-item>
                <text:p text:style-name="P82">The user will be able to locate and choose a directory.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list xml:id="list195143409250981" text:continue-numbering="true" text:style-name="L16">
              <text:list-item>
                <text:p text:style-name="P83">Tap the export button.</text:p>
              </text:list-item>
            </text:list>
          </table:table-cell>
          <table:table-cell table:style-name="Table2.C2" office:value-type="string">
            <text:list xml:id="list195142000986535" text:continue-numbering="true" text:style-name="L16">
              <text:list-item>
                <text:p text:style-name="P83"><text:span text:style-name="T24">The export window </text:span>status text will read: exporting</text:p>
              </text:list-item>
              <text:list-item>
                <text:p text:style-name="P83">The cursor will change to an hour glass.</text:p>
              </text:list-item>
              <text:list-item>
                <text:p text:style-name="P84">When exporting is complete, the status message will indicate this.</text:p>
              </text:list-item>
              <text:list-item>
                <text:p text:style-name="P85">Inside the directory that was chosen as the export location will be a sub directory named similar to: <text:line-break/>camera_0_2018-04-21_16-51-41_export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Bold" style:font-pitch="variable"/>
    <style:font-face style:name="Ubuntu2" svg:font-family="Ubuntu" style:font-adornments="Bold 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Ubuntu1" fo:font-family="Ubuntu" style:font-style-name="Bold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Ubuntu1" fo:font-family="Ubuntu" style:font-style-name="Bold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font-name="Ubuntu1" fo:font-family="Ubuntu" style:font-style-name="Bold" style:font-pitch="variable" fo:font-size="101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Ubuntu2" fo:font-family="Ubuntu" style:font-style-name="Bold Italic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style:font-name="Ubuntu1" fo:font-family="Ubuntu" style:font-style-name="Bold" style:font-pitch="variable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2" fo:font-family="Ubuntu" style:font-style-name="Bold Italic" style:font-pitch="variable"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1" fo:font-family="Ubuntu" style:font-style-name="Bold" style:font-pitch="variable" fo:font-size="80%" fo:font-weight="bold" style:font-size-asian="80%" style:font-weight-asian="bold" style:font-size-complex="80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2" fo:font-family="Ubuntu" style:font-style-name="Bold Italic" style:font-pitch="variable" fo:font-size="80%" fo:font-style="italic" fo:font-weight="bold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1" fo:font-family="Ubuntu" style:font-style-name="Bold" style:font-pitch="variable" fo:font-size="7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1" fo:font-family="Ubuntu" style:font-style-name="Bold" style:font-pitch="variable" fo:font-size="75%" fo:font-weight="bold" style:font-size-asian="75%" style:font-weight-asian="bold" style:font-size-complex="75%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Ubuntu" fo:font-family="Ubuntu" style:font-style-name="Regular" style:font-pitch="variable" fo:font-size="18pt" style:font-size-asian="18pt" style:font-size-complex="18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09:36:11.874393516</meta:creation-date>
    <meta:editing-duration>PT5H32M22S</meta:editing-duration>
    <meta:editing-cycles>44</meta:editing-cycles>
    <meta:generator>LibreOffice/5.1.6.2$Linux_X86_64 LibreOffice_project/10m0$Build-2</meta:generator>
    <dc:date>2018-04-21T19:51:41.200706262</dc:date>
    <meta:document-statistic meta:table-count="1" meta:image-count="0" meta:object-count="0" meta:page-count="1" meta:paragraph-count="135" meta:word-count="924" meta:character-count="5195" meta:non-whitespace-character-count="4489"/>
    <meta:template xlink:type="simple" xlink:actuate="onRequest" xlink:title="My Template" xlink:href="../../../../.config/libreoffice/4/user/template/My%20Template.ott" meta:date="2018-04-21T09:36:11.134633560"/>
  </office:meta>
</office:document-meta>
</file>